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21845*"/>
    </style:style>
    <style:style style:name="Table1.B" style:family="table-column">
      <style:table-column-properties style:rel-column-width="21845*"/>
    </style:style>
    <style:style style:name="Table1.C" style:family="table-column">
      <style:table-column-properties style:rel-column-width="21845*"/>
    </style:style>
    <style:style style:name="Table1.A1" style:family="table-cell">
      <style:table-cell-properties fo:border="none"/>
    </style:style>
  </office:automatic-styles>
  <office:body>
    <office:text>
      <text:p text:style-name="Title">Mustapha Lateb, M.Sc.</text:p>
      <text:p text:style-name="Date">July, 2020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<draw:frame draw:name="img1" svg:width="12.0pt" svg:height="12.0pt"><draw:image xlink:href="Pictures/0.png" xlink:type="simple" xlink:show="embed" xlink:actuate="onLoad"/></draw:frame> Website: <text:a xlink:type="simple" xlink:href="https://mlateb.github.io" office:name=""><text:span text:style-name="Definition"><text:span text:style-name="T1">mlateb.github.io</text:span></text:span></text:a></text:p>
          </table:table-cell>
          <table:table-cell table:style-name="Table1.A1" office:value-type="string">
            <text:p text:style-name="Table_20_Contents"><draw:frame draw:name="img2" svg:width="12.0pt" svg:height="12.0pt"><draw:image xlink:href="Pictures/1.png" xlink:type="simple" xlink:show="embed" xlink:actuate="onLoad"/></draw:frame> Repositories: <text:a xlink:type="simple" xlink:href="https://github.com/mlateb" office:name=""><text:span text:style-name="Definition"><text:span text:style-name="T1">mlateb</text:span></text:span></text:a></text:p>
          </table:table-cell>
          <table:table-cell table:style-name="Table1.A1" office:value-type="string">
            <text:p text:style-name="Table_20_Contents"><draw:frame draw:name="img3" svg:width="12.0pt" svg:height="12.0pt"><draw:image xlink:href="Pictures/2.png" xlink:type="simple" xlink:show="embed" xlink:actuate="onLoad"/></draw:frame> <text:a xlink:type="simple" xlink:href="mailto:mustapha.lateb@gmail.com" office:name=""><text:span text:style-name="Definition">mustapha.lateb@gmail.com</text:span></text:a></text:p>
          </table:table-cell>
        </table:table-row>
        <table:table-row>
          <table:table-cell table:style-name="Table1.A1" office:value-type="string">
            <text:p text:style-name="Table_20_Contents"><draw:frame draw:name="img4" svg:width="12.0pt" svg:height="12.0pt"><draw:image xlink:href="Pictures/3.png" xlink:type="simple" xlink:show="embed" xlink:actuate="onLoad"/></draw:frame> Address: Tizi-Ouzou, Algeria</text:p>
          </table:table-cell>
          <table:table-cell table:style-name="Table1.A1" office:value-type="string">
            <text:p text:style-name="Table_20_Contents"><draw:frame draw:name="img5" svg:width="12.0pt" svg:height="12.0pt"><draw:image xlink:href="Pictures/4.png" xlink:type="simple" xlink:show="embed" xlink:actuate="onLoad"/></draw:frame> Mobile: +213 556 137 469</text:p>
          </table:table-cell>
          <table:table-cell table:style-name="Table1.A1" office:value-type="string">
    </table:table-cell>
        </table:table-row>
      </table:table>
      <text:h text:style-name="Heading_20_2" text:outline-level="2"><text:bookmark-start text:name="work-experience"/>Work experience<text:bookmark-end text:name="work-experience"/></text:h>
      <text:p text:style-name="First_20_paragraph">since Oct 2019<text:line-break/><text:span text:style-name="T1">GIS lecturer (Part Time)</text:span> at the <text:span text:style-name="T2">Biological and Agricultural Sciences</text:span> Faculty, <text:a xlink:type="simple" xlink:href="https://www.ummto.dz" office:name=""><text:span text:style-name="Definition">UMMTO</text:span></text:a> , Algeria.</text:p>
      <text:p text:style-name="Text_20_body">Jan 2017–Jun 2019<text:line-break/><text:span text:style-name="T1">Postgraduate Researcher</text:span> at the <text:span text:style-name="T2">Geoinformation</text:span> departement, <text:a xlink:type="simple" xlink:href="https://www.iamc.ciheam.org/" office:name=""><text:span text:style-name="Definition">MAICh</text:span></text:a>, Greece.</text:p>
      <text:p text:style-name="Text_20_body">Mar 2013–Sep 2013<text:line-break/><text:span text:style-name="T1">Energy Steward</text:span> at <text:a xlink:type="simple" xlink:href="http://www.novonordisk.dz/about-novo-nordisk/novo-nordisk-algeria.html" office:name=""><text:span text:style-name="Definition">Aldaph-NovoNordisk</text:span></text:a>,Tizi-Ouzou, Algeria</text:p>
      <text:p text:style-name="Text_20_body">Nov 2011–Feb 2013<text:line-break/><text:span text:style-name="T1">Quality Assurance Technician</text:span> at <text:a xlink:type="simple" xlink:href="http://www.novonordisk.dz/about-novo-nordisk/novo-nordisk-algeria.html" office:name=""><text:span text:style-name="Definition">Aldaph-NovoNordisk</text:span></text:a>,Tizi-Ouzou, Algeria.</text:p>
      <text:h text:style-name="Heading_20_2" text:outline-level="2"><text:bookmark-start text:name="education"/>Education<text:bookmark-end text:name="education"/></text:h>
      <text:list text:style-name="L1">
        <text:list-item>
          <text:p text:style-name="P1"><text:span text:style-name="T1">Doctoral candidate</text:span>, in Environmental Management at <text:a xlink:type="simple" xlink:href="https://www.ummto.dz" office:name=""><text:span text:style-name="Definition">UMMTO</text:span></text:a> &amp; <text:a xlink:type="simple" xlink:href="https://www.iamc.ciheam.org/" office:name=""><text:span text:style-name="Definition">MAICh</text:span></text:a>, 2015 - Current<text:line-break/></text:p>
        </text:list-item>
        <text:list-item>
          <text:p text:style-name="P1"><text:span text:style-name="T1">M.Sc.</text:span>, Geoinformation in Environmental Management, <text:a xlink:type="simple" xlink:href="https://www.iamc.ciheam.org/" office:name=""><text:span text:style-name="Definition">MAICh</text:span></text:a>, Greece, 2016<text:line-break/></text:p>
        </text:list-item>
        <text:list-item>
          <text:p text:style-name="P1"><text:span text:style-name="T1">Magister degree</text:span>, Applied Environmental Management, <text:a xlink:type="simple" xlink:href="https://www.ummto.dz" office:name=""><text:span text:style-name="Definition">UMMTO</text:span></text:a>, Algeria, 2014<text:line-break/></text:p>
        </text:list-item>
        <text:list-item>
          <text:p text:style-name="P1"><text:span text:style-name="T1">Ingénieur d’Etat</text:span>, Environmental Management, <text:a xlink:type="simple" xlink:href="https://www.ummto.dz" office:name=""><text:span text:style-name="Definition">UMMTO</text:span></text:a>, Algeria, 2011<text:line-break/></text:p>
        </text:list-item>
        <text:list-item>
          <text:p text:style-name="P1"><text:span text:style-name="T1">Senior Technician</text:span>, Database Management, INSFP, Algeria, 2011</text:p>
        </text:list-item>
      </text:list>
      <text:h text:style-name="Heading_20_2" text:outline-level="2"><text:bookmark-start text:name="attended-summer-schools"/>Attended summer schools<text:bookmark-end text:name="attended-summer-schools"/></text:h>
      <text:list text:style-name="L2">
        <text:list-item>
          <text:p text:style-name="P2"><text:a xlink:type="simple" xlink:href="https://www.sumforest.org" office:name=""><text:span text:style-name="Definition">SumForest</text:span></text:a> <text:span text:style-name="T2">Practical approaches to transnational research proposal writing in the area of sustainable forest management</text:span>.</text:p>
          <text:list text:style-name="L3">
            <text:list-item>
              <text:p text:style-name="P3">First Stage : 27-29 June 2017, Minsk, Belarus.</text:p>
            </text:list-item>
            <text:list-item>
              <text:p text:style-name="P3">Second Stage : 13-16 October 2017, Barcelona, Spain.<text:line-break/></text:p>
            </text:list-item>
          </text:list>
        </text:list-item>
        <text:list-item>
          <text:p text:style-name="P2"><text:a xlink:type="simple" xlink:href="http://agr3s2017.univ-boumerdes.dz" office:name=""><text:span text:style-name="Definition">AGR3S</text:span></text:a> <text:span text:style-name="T2">Application of Optical Imaging and Radar Sensors</text:span>. 22-27 April 2017, Boumerdes, Algeria.<text:line-break/></text:p>
        </text:list-item>
        <text:list-item>
          <text:p text:style-name="P2"><text:a xlink:type="simple" xlink:href="https://splitremotesensing.com/home-2016/#after_section_1" office:name=""><text:span text:style-name="Definition">SPLIT</text:span></text:a> <text:span text:style-name="T2">Remote Sensing for Mediterranean Ecosystems</text:span>. 5-10 Jun 2016, Chania, Greece.<text:line-break/></text:p>
        </text:list-item>
        <text:list-item>
          <text:p text:style-name="P2"><text:a xlink:type="simple" xlink:href="https://opengis2015.pns.aegean.gr" office:name=""><text:span text:style-name="Definition">OpenGIS</text:span></text:a> <text:span text:style-name="T2">Open GIS symposium and summer school</text:span>. 20-28 July 2015, Chania, Greece.</text:p>
        </text:list-item>
      </text:list>
      <text:h text:style-name="Heading_20_2" text:outline-level="2"><text:bookmark-start text:name="oral-presentations"/>Oral presentations<text:bookmark-end text:name="oral-presentations"/></text:h>
      <text:p text:style-name="First_20_paragraph"><text:span text:style-name="T1">Lateb, M.</text:span>, Kalaitzidis, C., Tompoulidou, M. and Gitas, I., 2016, August. Development of an object-based classification model for mapping mountainous forest cover at high elevation using aerial photography. In <text:span text:style-name="T2">Fourth International Conference on Remote Sensing and Geoinformation of the Environment (RSCy2016) (Vol. 9688, p. 96881H)</text:span>. International Society for Optics and Photonics.</text:p>
      <text:h text:style-name="Heading_20_2" text:outline-level="2"><text:bookmark-start text:name="poster-presentations"/>Poster Presentations<text:bookmark-end text:name="poster-presentations"/></text:h>
      <text:p text:style-name="First_20_paragraph"><text:span text:style-name="T1">Mustapha Lateb</text:span>, Chariton Kalaitzidis and Fazia Krouchi, Arezki Derrid. “Forest disturbance and retrieval mapping of Akfadou, a Mediterranean oak forest in Centre-north of Algeria”. <text:span text:style-name="T2">3rd joint EARSeL LULC &amp; NASA LCLUC Workshop: Land-Use/Cover Change &amp; the Water-Energy-Food Nexus</text:span> (July 2018, MAICh, Chania, Greece)</text:p>
      <text:h text:style-name="Heading_20_2" text:outline-level="2"><text:bookmark-start text:name="co-edition"/>Co-Edition<text:bookmark-end text:name="co-edition"/></text:h>
      <text:p text:style-name="First_20_paragraph">Chariton Kalaitzidis, Ioannis Gitas, Vincent Ambrosia, Thomas Katagis, <text:span text:style-name="T1">Mustapha Lateb</text:span> (Eds.). (2019). New trends in forest fire research incorporating big data and climate change modeling [Special issue]. <text:span text:style-name="T2">South-Eastern European Journal of Earth Observation and Geomatics</text:span>, 8(1s).</text:p>
      <text:h text:style-name="Heading_20_2" text:outline-level="2"><text:bookmark-start text:name="conference-co-organisation"/>Conference Co-Organisation<text:bookmark-end text:name="conference-co-organisation"/></text:h>
      <text:p text:style-name="First_20_paragraph">Organising committee member of the following international conferences:</text:p>
      <text:list text:style-name="L4">
        <text:list-item>
          <text:p text:style-name="P4"><text:a xlink:type="simple" xlink:href="http://symposium.earsel.org/38th-symposium-Chania" office:name=""><text:span text:style-name="Definition">38th Annual EARSeL Symposium</text:span></text:a> on <text:span text:style-name="T2">Earth Observation Supporting Sustainability Research</text:span> 9-12 July 2018 Chania, Crete, Greece</text:p>
        </text:list-item>
        <text:list-item>
          <text:p text:style-name="P4"><text:a xlink:type="simple" xlink:href="http://ffsig2017.maich.gr/en/" office:name=""><text:span text:style-name="Definition">11th EARSeL Forest Fires SIG Workshop</text:span></text:a> on <text:span text:style-name="T2">New Trends in Forest Fire Research Incorporating Big Data and Climate Change Modeling</text:span> 25-27 September 2017, Chania, Greece</text:p>
        </text:list-item>
      </text:list>
      <text:h text:style-name="Heading_20_2" text:outline-level="2"><text:bookmark-start text:name="programming-skills"/>Programming Skills<text:bookmark-end text:name="programming-skills"/></text:h>
      <text:list text:style-name="L5">
        <text:list-item>
          <text:p text:style-name="P5"><text:span text:style-name="T1">Geospatial processing:</text:span> Python (<text:a xlink:type="simple" xlink:href="https://courses.edx.org/certificates/4356b753befc4825afcaf5649f4be6ad" office:name=""><text:span text:style-name="Definition"><text:span text:style-name="T2">MITx 6.00.1x certificate</text:span></text:span></text:a>), beginner in R</text:p>
        </text:list-item>
        <text:list-item>
          <text:p text:style-name="P5"><text:span text:style-name="T1">Version controle:</text:span> Git</text:p>
        </text:list-item>
        <text:list-item>
          <text:p text:style-name="P5"><text:span text:style-name="T1">Database:</text:span> PostGIS, PostgreSQL, SQL</text:p>
        </text:list-item>
        <text:list-item>
          <text:p text:style-name="P5"><text:span text:style-name="T1">Web design:</text:span> Django, HTML, CSS, Markdown</text:p>
        </text:list-item>
        <text:list-item>
          <text:p text:style-name="P5"><text:span text:style-name="T1">Softwares:</text:span> QGIS, eCognition, ArcGIS, ERDAS</text:p>
        </text:list-item>
        <text:list-item>
          <text:p text:style-name="P5"><text:span text:style-name="T1">Operating systems:</text:span> Linux &amp; Windows</text:p>
        </text:list-item>
      </text:list>
      <text:h text:style-name="Heading_20_2" text:outline-level="2"><text:bookmark-start text:name="languages"/>Languages<text:bookmark-end text:name="languages"/></text:h>
      <text:list text:style-name="L6">
        <text:list-item>
          <text:p text:style-name="P6"><text:span text:style-name="T1">Kabyle :</text:span> Mother tongue</text:p>
        </text:list-item>
        <text:list-item>
          <text:p text:style-name="P6"><text:span text:style-name="T1">English :</text:span> TOEFL ITP</text:p>
        </text:list-item>
        <text:list-item>
          <text:p text:style-name="P6"><text:span text:style-name="T1">French :</text:span> Fluent</text:p>
        </text:list-item>
        <text:list-item>
          <text:p text:style-name="P6"><text:span text:style-name="T1">Arabic :</text:span> Fluent</text:p>
        </text:list-item>
        <text:list-item>
          <text:p text:style-name="P6"><text:span text:style-name="T1">Greek :</text:span> Beginn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ustapha Lateb, M.Sc.</dc:title>
  </office:meta>
</office:document-meta>
</file>